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-color="#ff3333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gr1" style:family="graphic">
      <style:graphic-properties draw:fill-color="#ffff99" draw:textarea-horizontal-align="justify" draw:textarea-vertical-align="middle" draw:auto-grow-height="false" fo:min-height="0.302in" fo:min-width="1.6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99" draw:textarea-horizontal-align="justify" draw:textarea-vertical-align="middle" draw:auto-grow-height="false" fo:min-height="0.3854in" fo:min-width="1.0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99" draw:textarea-horizontal-align="justify" draw:textarea-vertical-align="middle" draw:auto-grow-height="false" fo:min-height="0.3543in" fo:min-width="1.0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9900" draw:textarea-horizontal-align="justify" draw:textarea-vertical-align="middle" draw:auto-grow-height="false" fo:min-height="0.6043in" fo:min-width="1.3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99" draw:textarea-horizontal-align="justify" draw:textarea-vertical-align="middle" draw:auto-grow-height="false" fo:min-height="0.3752in" fo:min-width="0.9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99" draw:textarea-horizontal-align="justify" draw:textarea-vertical-align="middle" draw:auto-grow-height="false" fo:min-height="0.4063in" fo:min-width="1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3333" draw:textarea-horizontal-align="justify" draw:textarea-vertical-align="middle" draw:auto-grow-height="false" fo:min-height="0.1772in" fo:min-width="0.4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3333" draw:textarea-horizontal-align="justify" draw:textarea-vertical-align="middle" draw:auto-grow-height="false" fo:min-height="0.2827in" fo:min-width="0.5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3333" draw:textarea-horizontal-align="justify" draw:textarea-vertical-align="middle" draw:auto-grow-height="false" fo:min-height="0.2953in" fo:min-width="0.7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3783in" fo:min-width="1.04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3" draw:style-name="gr1" draw:text-style-name="P2" svg:width="1.6776in" svg:height="0.3024in" svg:x="3.7319in" svg:y="5.5571in"><text:p text:style-name="P1"><text:span text:style-name="T1">ClienteServicesImplement</text:span></text:p><draw:enhanced-geometry svg:viewBox="0 0 21600 21600" draw:type="rectangle" draw:enhanced-path="M 0 0 L 21600 0 21600 21600 0 21600 0 0 Z N"/></draw:custom-shape><draw:custom-shape text:anchor-type="paragraph" draw:z-index="1" draw:name="Shape4" draw:style-name="gr2" draw:text-style-name="P2" svg:width="1.0941in" svg:height="0.3858in" svg:x="6.3362in" svg:y="4.0256in"><text:p text:style-name="P1"><text:span text:style-name="T1">ClienteDao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2" svg:width="1.0941in" svg:height="0.3543in" svg:x="2.2528in" svg:y="4.0673in"><text:p text:style-name="P1"><text:span text:style-name="T1">ClienteSevices</text:span></text:p><draw:enhanced-geometry svg:viewBox="0 0 21600 21600" draw:type="rectangle" draw:enhanced-path="M 0 0 L 21600 0 21600 21600 0 21600 0 0 Z N"/></draw:custom-shape><draw:custom-shape text:anchor-type="paragraph" draw:z-index="3" draw:name="Shape2" draw:style-name="gr4" draw:text-style-name="P4" svg:width="1.3961in" svg:height="0.6043in" svg:x="5.9484in" svg:y="2.0465in"><text:p text:style-name="P3">CrudRepository</text:p><draw:enhanced-geometry svg:viewBox="0 0 21600 21600" draw:type="rectangle" draw:enhanced-path="M 0 0 L 21600 0 21600 21600 0 21600 0 0 Z N"/></draw:custom-shape><draw:custom-shape text:anchor-type="paragraph" draw:z-index="4" draw:name="Shape5" draw:style-name="gr5" draw:text-style-name="P2" svg:width="0.9169in" svg:height="0.3752in" svg:x="3.0756in" svg:y="2.2756in"><text:p text:style-name="P1"><text:span text:style-name="T1">Cliente</text:span></text:p><draw:enhanced-geometry svg:viewBox="0 0 21600 21600" draw:type="rectangle" draw:enhanced-path="M 0 0 L 21600 0 21600 21600 0 21600 0 0 Z N"/></draw:custom-shape><draw:custom-shape text:anchor-type="paragraph" draw:z-index="5" draw:name="Shape6" draw:style-name="gr6" draw:text-style-name="P2" svg:width="1.2087in" svg:height="0.4067in" svg:x="-0.2783in" svg:y="4.0673in"><text:p text:style-name="P1"><text:span text:style-name="T1">ClienteController</text:span></text:p><draw:enhanced-geometry svg:viewBox="0 0 21600 21600" draw:type="rectangle" draw:enhanced-path="M 0 0 L 21600 0 21600 21600 0 21600 0 0 Z N"/></draw:custom-shape><draw:line text:anchor-type="paragraph" draw:z-index="6" draw:name="Shape7" draw:style-name="gr7" draw:text-style-name="P3" svg:x1="3.4925in" svg:y1="2.6508in" svg:x2="0.5028in" svg:y2="4.0673in"><text:p/></draw:line><draw:line text:anchor-type="paragraph" draw:z-index="7" draw:name="Shape7" draw:style-name="gr7" draw:text-style-name="P3" svg:x1="2.2531in" svg:y1="4.1819in" svg:x2="0.878in" svg:y2="4.2028in"><text:p/></draw:line><draw:line text:anchor-type="paragraph" draw:z-index="8" draw:name="Shape7" draw:style-name="gr7" draw:text-style-name="P3" svg:x1="3.4925in" svg:y1="2.6508in" svg:x2="2.7736in" svg:y2="4.0673in"><text:p/></draw:line><draw:custom-shape text:anchor-type="paragraph" draw:z-index="9" draw:name="Shape8" draw:style-name="gr8" draw:text-style-name="P6" svg:width="0.6878in" svg:height="0.2815in" svg:x="1.0134in" svg:y="3.2756in"><text:p text:style-name="P5"><text:span text:style-name="T2">Imports</text:span><text:span text:style-name="T3"> 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0" draw:name="Shape8" draw:style-name="gr9" draw:text-style-name="P6" svg:width="0.865in" svg:height="0.448in" svg:x="3.211in" svg:y="1.7339in"><text:p text:style-name="P5"><text:span text:style-name="T2">Implements </text:span></text:p><text:p text:style-name="P5"><text:span text:style-name="T2">Serializable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1" draw:name="Shape8" draw:style-name="gr8" draw:text-style-name="P6" svg:width="0.6878in" svg:height="0.2815in" svg:x="2.3882in" svg:y="3.328in"><text:p text:style-name="P5"><text:span text:style-name="T2">Imports</text:span><text:span text:style-name="T3"> 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2" draw:name="Shape8" draw:style-name="gr8" draw:text-style-name="P6" svg:width="0.6878in" svg:height="0.2815in" svg:x="1.3047in" svg:y="4.2756in"><text:p text:style-name="P5"><text:span text:style-name="T2">Imports</text:span><text:span text:style-name="T3"> 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3" draw:name="Shape8" draw:style-name="gr8" draw:text-style-name="P6" svg:width="0.6878in" svg:height="0.2815in" svg:x="6.7008in" svg:y="3.0362in"><text:p text:style-name="P5"><text:span text:style-name="T2">extends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4" draw:name="Shape7" draw:style-name="gr7" draw:text-style-name="P3" svg:x1="3.4925in" svg:y1="2.6508in" svg:x2="4.378in" svg:y2="5.5571in"><text:p/></draw:line><draw:line text:anchor-type="paragraph" draw:z-index="15" draw:name="Shape7" draw:style-name="gr7" draw:text-style-name="P3" svg:x1="6.7008in" svg:y1="4.026in" svg:x2="6.628in" svg:y2="2.6508in"><text:p/></draw:line><draw:custom-shape text:anchor-type="paragraph" draw:z-index="16" draw:name="Shape8" draw:style-name="gr8" draw:text-style-name="P6" svg:width="0.6878in" svg:height="0.2815in" svg:x="5.5134in" svg:y="3.2862in"><text:p text:style-name="P5"><text:span text:style-name="T2">Imports</text:span><text:span text:style-name="T3"> 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7" draw:name="Shape7" draw:style-name="gr7" draw:text-style-name="P3" svg:x1="3.4925in" svg:y1="2.6508in" svg:x2="6.5134in" svg:y2="4.026in"><text:p/></draw:line><draw:custom-shape text:anchor-type="paragraph" draw:z-index="18" draw:name="Shape8" draw:style-name="gr8" draw:text-style-name="P6" svg:width="0.6878in" svg:height="0.2815in" svg:x="3.7634in" svg:y="3.2965in"><text:p text:style-name="P5"><text:span text:style-name="T2">Imports</text:span><text:span text:style-name="T3"> 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9" draw:name="Shape7" draw:style-name="gr7" draw:text-style-name="P3" svg:x1="4.3776in" svg:y1="5.5571in" svg:x2="2.8256in" svg:y2="4.4217in"><text:p/></draw:line><draw:custom-shape text:anchor-type="paragraph" draw:z-index="20" draw:name="Shape8" draw:style-name="gr10" draw:text-style-name="P6" svg:width="1.115in" svg:height="0.4689in" svg:x="2.4819in" svg:y="4.9736in"><text:p><text:span text:style-name="T2">Implements </text:span></text:p><text:p><text:span text:style-name="T2">ClienteServices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1" draw:name="Shape7" draw:style-name="gr7" draw:text-style-name="P3" svg:x1="6.3673in" svg:y1="4.2547in" svg:x2="4.4402in" svg:y2="5.5567in"><text:p/></draw:line><draw:custom-shape text:anchor-type="paragraph" draw:z-index="22" draw:name="Shape8" draw:style-name="gr8" draw:text-style-name="P6" svg:width="0.6878in" svg:height="0.2815in" svg:x="4.9717in" svg:y="4.5256in"><text:p text:style-name="P5"><text:span text:style-name="T2">Imports</text:span><text:span text:style-name="T3"> 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3" draw:name="Shape9" draw:style-name="gr11" svg:width="1.0421in" svg:height="0.6043in" svg:x="1.9299in" svg:y="1.7654in"><text:p text:style-name="P3">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0:47:02.054332538</meta:creation-date>
    <dc:date>2019-06-23T19:08:36.536984510</dc:date>
    <meta:editing-duration>PT6H31M1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